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8000000DFB65DCD31670D5C0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margin-top="0.25cm" fo:margin-bottom="0.25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3.806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text-properties style:font-name="Arial Narrow"/>
    </style:style>
    <style:style style:name="P3" style:family="paragraph" style:parent-style-name="Standard">
      <style:text-properties style:font-name="Arial Narrow" officeooo:rsid="0011a459" officeooo:paragraph-rsid="0011a459"/>
    </style:style>
    <style:style style:name="P4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Arial Narrow" officeooo:rsid="0011a459" officeooo:paragraph-rsid="0011fa9b"/>
    </style:style>
    <style:style style:name="P5" style:family="paragraph" style:parent-style-name="Standard">
      <style:paragraph-properties>
        <style:tab-stops>
          <style:tab-stop style:position="2.3cm"/>
          <style:tab-stop style:position="8.1cm"/>
          <style:tab-stop style:position="10.807cm"/>
        </style:tab-stops>
      </style:paragraph-properties>
      <style:text-properties style:font-name="Arial Narrow" officeooo:rsid="0011a459" officeooo:paragraph-rsid="0011a459"/>
    </style:style>
    <style:style style:name="P6" style:family="paragraph" style:parent-style-name="Standard">
      <style:paragraph-properties>
        <style:tab-stops>
          <style:tab-stop style:position="2.3cm"/>
          <style:tab-stop style:position="8.1cm"/>
          <style:tab-stop style:position="10.807cm"/>
        </style:tab-stops>
      </style:paragraph-properties>
      <style:text-properties style:font-name="Arial Narrow" officeooo:rsid="0011a459" officeooo:paragraph-rsid="0011fa9b"/>
    </style:style>
    <style:style style:name="P7" style:family="paragraph" style:parent-style-name="Standard">
      <style:paragraph-properties>
        <style:tab-stops>
          <style:tab-stop style:position="2.3cm"/>
          <style:tab-stop style:position="8.61cm"/>
          <style:tab-stop style:position="11.194cm"/>
        </style:tab-stops>
      </style:paragraph-properties>
      <style:text-properties style:font-name="Arial Narrow" officeooo:rsid="0011fa9b" officeooo:paragraph-rsid="0011fa9b"/>
    </style:style>
    <style:style style:name="P8" style:family="paragraph" style:parent-style-name="Standard">
      <style:paragraph-properties>
        <style:tab-stops>
          <style:tab-stop style:position="2.3cm"/>
          <style:tab-stop style:position="8.1cm"/>
          <style:tab-stop style:position="10.807cm"/>
        </style:tab-stops>
      </style:paragraph-properties>
      <style:text-properties style:font-name="Arial Narrow" officeooo:rsid="0011fa9b" officeooo:paragraph-rsid="0011fa9b"/>
    </style:style>
    <style:style style:name="P9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Arial Narrow" fo:font-size="10pt" officeooo:rsid="0011fa9b" officeooo:paragraph-rsid="0011fa9b" style:font-size-asian="10pt" style:font-size-complex="10pt"/>
    </style:style>
    <style:style style:name="P10" style:family="paragraph" style:parent-style-name="Standard">
      <style:paragraph-properties fo:text-align="start" style:justify-single-word="false">
        <style:tab-stops>
          <style:tab-stop style:position="8.996cm"/>
        </style:tab-stops>
      </style:paragraph-properties>
      <style:text-properties style:font-name="Arial Narrow" fo:font-size="10pt" officeooo:rsid="0011fa9b" officeooo:paragraph-rsid="0011fa9b" style:font-size-asian="10pt" style:font-size-complex="10pt"/>
    </style:style>
    <style:style style:name="P11" style:family="paragraph" style:parent-style-name="Standard">
      <style:paragraph-properties fo:text-align="start" style:justify-single-word="false">
        <style:tab-stops>
          <style:tab-stop style:position="2.198cm"/>
          <style:tab-stop style:position="8.996cm"/>
        </style:tab-stops>
      </style:paragraph-properties>
      <style:text-properties style:font-name="Arial Narrow" fo:font-size="10pt" officeooo:rsid="0011fa9b" officeooo:paragraph-rsid="00136531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Arial Narrow" fo:font-size="8pt" officeooo:rsid="0011fa9b" officeooo:paragraph-rsid="0011fa9b" style:font-size-asian="7pt" style:font-size-complex="8pt"/>
    </style:style>
    <style:style style:name="P13" style:family="paragraph" style:parent-style-name="Standard">
      <style:paragraph-properties fo:margin-top="0.101cm" fo:margin-bottom="0.101cm" loext:contextual-spacing="false" fo:text-align="start" style:justify-single-word="false">
        <style:tab-stops>
          <style:tab-stop style:position="2.198cm"/>
          <style:tab-stop style:position="8.996cm"/>
        </style:tab-stops>
      </style:paragraph-properties>
      <style:text-properties style:font-name="Arial Narrow" fo:font-size="12pt" officeooo:rsid="0011fa9b" officeooo:paragraph-rsid="00136531" style:font-size-asian="12pt" style:font-size-complex="12pt"/>
    </style:style>
    <style:style style:name="P14" style:family="paragraph" style:parent-style-name="Table_20_Contents">
      <style:text-properties style:font-name="Arial Narrow" officeooo:rsid="0011a459" officeooo:paragraph-rsid="0011a459"/>
    </style:style>
    <style:style style:name="P15" style:family="paragraph" style:parent-style-name="Table_20_Contents">
      <style:text-properties style:font-name="Arial Narrow" fo:font-size="12pt" fo:font-weight="bold" officeooo:rsid="0011fa9b" officeooo:paragraph-rsid="0011fa9b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Arial Narrow" fo:font-size="12pt" officeooo:rsid="0011fa9b" officeooo:paragraph-rsid="0011fa9b" style:font-size-asian="12pt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8.996cm"/>
        </style:tab-stops>
      </style:paragraph-properties>
      <style:text-properties style:font-name="Arial Narrow" fo:font-size="10pt" officeooo:rsid="0011fa9b" officeooo:paragraph-rsid="001549a7" style:font-size-asian="10pt" style:font-size-complex="10pt"/>
    </style:style>
    <style:style style:name="P18" style:family="paragraph" style:parent-style-name="Standard">
      <style:paragraph-properties fo:margin-top="0.101cm" fo:margin-bottom="0.101cm" loext:contextual-spacing="false" fo:text-align="start" style:justify-single-word="false">
        <style:tab-stops>
          <style:tab-stop style:position="2.402cm"/>
          <style:tab-stop style:position="8.996cm"/>
        </style:tab-stops>
      </style:paragraph-properties>
      <style:text-properties style:font-name="Arial Narrow" fo:font-size="12pt" officeooo:rsid="0011fa9b" officeooo:paragraph-rsid="00136531" style:font-size-asian="12pt" style:font-size-complex="12pt"/>
    </style:style>
    <style:style style:name="T1" style:family="text">
      <style:text-properties fo:font-size="18pt" officeooo:rsid="0011a459" style:font-size-asian="18pt" style:font-size-complex="18pt"/>
    </style:style>
    <style:style style:name="T2" style:family="text">
      <style:text-properties officeooo:rsid="0011a45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fa9b"/>
    </style:style>
    <style:style style:name="T5" style:family="text">
      <style:text-properties officeooo:rsid="001549a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An den </text:p>
      <text:p text:style-name="P3">Musikverein Markelsheim e. V.</text:p>
      <text:p text:style-name="P3">Frau Verena Hüttl</text:p>
      <text:p text:style-name="P3">Schwarzrieslingstraße 3</text:p>
      <text:p text:style-name="P3">97980 Markelsheim</text:p>
      <text:p text:style-name="P3"/>
      <text:p text:style-name="P3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4">Ja, ich unterstütze eure Vereinsarbeit und werde passives Mitglied beim Musikverein Markelsheim bis auf Widerruf. Der jährliche Beitrag beträgt derzeit <text:span text:style-name="T3">12,00 €</text:span>.</text:p>
          </table:table-cell>
        </table:table-row>
      </table:table>
      <text:p text:style-name="P3"/>
      <text:p text:style-name="P5">Vorname: <text:tab/>_______________________<text:tab/>Nachname: <text:tab/>_______________________</text:p>
      <text:p text:style-name="P6">Straße: <text:tab/>_______________________<text:tab/><text:span text:style-name="T4">Eintrittsdatum:<text:tab/></text:span>_______________________</text:p>
      <text:p text:style-name="P8">PLZ / Ort:<text:tab/><text:span text:style-name="T2">_______________________<text:tab/></text:span>Geburtsdatum:<text:tab/><text:span text:style-name="T2">_______________________</text:span></text:p>
      <text:p text:style-name="P8">eMail:<text:tab/><text:span text:style-name="T2">_______________________<text:tab/></text:span>Telefon:<text:tab/><text:span text:style-name="T2">_______________________</text:span></text:p>
      <text:p text:style-name="P7"/>
      <text:p text:style-name="P7"/>
      <text:p text:style-name="P4">_______________________<text:tab/><text:tab/><text:tab/>_______________________</text:p>
      <text:p text:style-name="P9">Ort, Datum<text:tab/><text:tab/><text:tab/>Unterschrift</text:p>
      <text:p text:style-name="P9"/>
      <text:p text:style-name="P9"/>
      <text:p text:style-name="P9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5">SEPA Lastschriftmandat</text:p>
          </table:table-cell>
        </table:table-row>
      </table:table>
      <text:p text:style-name="P12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6">Name des Zahlungsempfängers</text:p>
          </table:table-cell>
          <table:table-cell table:style-name="Tabelle3.B1" office:value-type="string">
            <text:p text:style-name="P16">Musikverein Markelsheim e. V.</text:p>
          </table:table-cell>
        </table:table-row>
        <table:table-row>
          <table:table-cell table:style-name="Tabelle3.A2" office:value-type="string">
            <text:p text:style-name="P16">Anschrift des Zahlungsempfängers</text:p>
          </table:table-cell>
          <table:table-cell table:style-name="Tabelle3.B2" office:value-type="string">
            <text:p text:style-name="P16">Schwarzri<text:span text:style-name="T5">e</text:span>slingstraße 3, 97980 Markelsheim</text:p>
          </table:table-cell>
        </table:table-row>
        <table:table-row>
          <table:table-cell table:style-name="Tabelle3.A2" office:value-type="string">
            <text:p text:style-name="P16">Gläugiber Identifikationsnummer</text:p>
          </table:table-cell>
          <table:table-cell table:style-name="Tabelle3.B2" office:value-type="string">
            <text:p text:style-name="P16">DE25ZZZ00000466477 </text:p>
          </table:table-cell>
        </table:table-row>
        <table:table-row>
          <table:table-cell table:style-name="Tabelle3.A2" office:value-type="string">
            <text:p text:style-name="P16">Mandatsreferenz</text:p>
          </table:table-cell>
          <table:table-cell table:style-name="Tabelle3.B2" office:value-type="string">
            <text:p text:style-name="P16">wird separat mitgeteilt</text:p>
          </table:table-cell>
        </table:table-row>
        <table:table-row>
          <table:table-cell table:style-name="Tabelle3.A2" office:value-type="string">
            <text:p text:style-name="P16">Zahlungsart</text:p>
          </table:table-cell>
          <table:table-cell table:style-name="Tabelle3.B2" office:value-type="string">
            <text:p text:style-name="P16"><text:span text:style-name="T5">w</text:span>iederkehrende Zahlung</text:p>
          </table:table-cell>
        </table:table-row>
      </table:table>
      <text:p text:style-name="P9"/>
      <text:p text:style-name="P17">Ich ermächtige den Musikverein Markelsheim e.V. Zahlungen von meinem Konto mittels Lastschrift einzuziehen. Zugleich weise ich mein Kreditinstitut an, die vom Musikverein Markelsheim auf mein Konto gezogenen Lastschriften einzulösen. </text:p>
      <text:p text:style-name="P17">Hinweis: Ich kann innerhalb von acht Wochen, beginnend mit dem Belastungsdatum, die Erstattung des belasteten Betrages verlangen. Es gelten dabei die mit meinem Kreditinstitut vereinbarten Bedingungen.</text:p>
      <text:p text:style-name="P10"/>
      <text:p text:style-name="P18">Kontoinhaber:<text:tab/>_______________________________________________________</text:p>
      <text:p text:style-name="P18">IBAN: <text:tab/>D E _ _ │ _ _ _ _ │ _ _ _ _ │ _ _ _ _ │ _ _ _ _ │ _ _</text:p>
      <text:p text:style-name="P18">BIC: <text:tab/>___________________</text:p>
      <text:p text:style-name="P18">Kreditinstitut: <text:tab/>_______________________________________________________</text:p>
      <text:p text:style-name="P13"/>
      <text:p text:style-name="P11"/>
      <text:p text:style-name="P11">_______________________________________<text:tab/>____________________________________________</text:p>
      <text:p text:style-name="P11">Ort, Datum <text:tab/><text:tab/>Unterschrif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3.806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font-size="18pt" officeooo:rsid="0011a459" style:font-size-asian="18pt" style:font-size-complex="18p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1" text:anchor-type="paragraph" svg:x="0.88cm" svg:y="-1.473cm" svg:width="2.117cm" svg:height="2.36cm" draw:z-index="0"><draw:image xlink:href="Pictures/10000201000000C8000000DFB65DCD31670D5C02.png" xlink:type="simple" xlink:show="embed" xlink:actuate="onLoad"/></draw:frame><text:tab/><text:span text:style-name="MT1">Musikverein Markelsheim e. V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9:13:30.113000000</meta:creation-date>
    <dc:date>2019-02-16T19:45:53.360000000</dc:date>
    <meta:editing-duration>PT6M49S</meta:editing-duration>
    <meta:editing-cycles>2</meta:editing-cycles>
    <meta:generator>LibreOffice/5.1.6.2$Windows_x86 LibreOffice_project/07ac168c60a517dba0f0d7bc7540f5afa45f0909</meta:generator>
    <meta:document-statistic meta:table-count="3" meta:image-count="1" meta:object-count="0" meta:page-count="1" meta:paragraph-count="32" meta:word-count="182" meta:character-count="1676" meta:non-whitespace-character-count="1509"/>
  </office:meta>
</office:document-meta>
</file>